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15.997cm" svg:y="5.02cm">
            <draw:object draw:notify-on-update-of-ranges="Feuille1.B1:Feuille1.B1 Feuille1.B2:Feuille1.B17 Feuille1.C1:Feuille1.C1 Feuille1.C2:Feuille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chap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|e/X|</text:p>
          </table:table-cell>
        </table:table-row>
        <table:table-row table:style-name="ro1">
          <table:table-cell office:value-type="string" calcext:value-type="string">
            <text:p>jan-98</text:p>
          </table:table-cell>
          <table:table-cell table:number-columns-repeated="2" office:value-type="float" office:value="1293" calcext:value-type="float">
            <text:p>1293</text:p>
          </table:table-cell>
          <table:table-cell table:formula="of:=ABS([.B2]-[.C2])" office:value-type="float" office:value="0" calcext:value-type="float">
            <text:p>0</text:p>
          </table:table-cell>
          <table:table-cell table:formula="of:=POWER([.B2]-[.C2];2)" office:value-type="float" office:value="0" calcext:value-type="float">
            <text:p>0</text:p>
          </table:table-cell>
          <table:table-cell table:formula="of:=ABS(([.B2]-[.C2])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-98</text:p>
          </table:table-cell>
          <table:table-cell office:value-type="float" office:value="1209" calcext:value-type="float">
            <text:p>1209</text:p>
          </table:table-cell>
          <table:table-cell table:formula="of:=[.B2]*[.$B$22]+(1-[.$B$22])*[.C2]" office:value-type="float" office:value="1293" calcext:value-type="float">
            <text:p>1293</text:p>
          </table:table-cell>
          <table:table-cell table:formula="of:=ABS([.B3]-[.C3])" office:value-type="float" office:value="84" calcext:value-type="float">
            <text:p>84</text:p>
          </table:table-cell>
          <table:table-cell table:formula="of:=POWER([.B3]-[.C3];2)" office:value-type="float" office:value="7056" calcext:value-type="float">
            <text:p>7056</text:p>
          </table:table-cell>
          <table:table-cell table:formula="of:=ABS(([.B3]-[.C3])/[.B3])" office:value-type="float" office:value="0.0694789081885856" calcext:value-type="float">
            <text:p>0,0694789081885856</text:p>
          </table:table-cell>
        </table:table-row>
        <table:table-row table:style-name="ro1">
          <table:table-cell office:value-type="string" calcext:value-type="string">
            <text:p>Mar-98</text:p>
          </table:table-cell>
          <table:table-cell office:value-type="float" office:value="1205" calcext:value-type="float">
            <text:p>1205</text:p>
          </table:table-cell>
          <table:table-cell table:formula="of:=[.B3]*[.$B$22]+(1-[.$B$22])*[.C3]" office:value-type="float" office:value="1234.78640836968" calcext:value-type="float">
            <text:p>1234,78640836968</text:p>
          </table:table-cell>
          <table:table-cell table:formula="of:=ABS([.B4]-[.C4])" office:value-type="float" office:value="29.7864083696754" calcext:value-type="float">
            <text:p>29,7864083696754</text:p>
          </table:table-cell>
          <table:table-cell table:formula="of:=POWER([.B4]-[.C4];2)" office:value-type="float" office:value="887.23012356507" calcext:value-type="float">
            <text:p>887,23012356507</text:p>
          </table:table-cell>
          <table:table-cell table:formula="of:=ABS(([.B4]-[.C4])/[.B4])" office:value-type="float" office:value="0.0247190110951663" calcext:value-type="float">
            <text:p>0,0247190110951663</text:p>
          </table:table-cell>
        </table:table-row>
        <table:table-row table:style-name="ro1">
          <table:table-cell office:value-type="string" calcext:value-type="string">
            <text:p>Apr-98</text:p>
          </table:table-cell>
          <table:table-cell office:value-type="float" office:value="1273" calcext:value-type="float">
            <text:p>1273</text:p>
          </table:table-cell>
          <table:table-cell table:formula="of:=[.B4]*[.$B$22]+(1-[.$B$22])*[.C4]" office:value-type="float" office:value="1214.14386297722" calcext:value-type="float">
            <text:p>1214,14386297722</text:p>
          </table:table-cell>
          <table:table-cell table:formula="of:=ABS([.B5]-[.C5])" office:value-type="float" office:value="58.8561370227812" calcext:value-type="float">
            <text:p>58,8561370227812</text:p>
          </table:table-cell>
          <table:table-cell table:formula="of:=POWER([.B5]-[.C5];2)" office:value-type="float" office:value="3464.0448652444" calcext:value-type="float">
            <text:p>3464,0448652444</text:p>
          </table:table-cell>
          <table:table-cell table:formula="of:=ABS(([.B5]-[.C5])/[.B5])" office:value-type="float" office:value="0.0462342003321141" calcext:value-type="float">
            <text:p>0,0462342003321141</text:p>
          </table:table-cell>
        </table:table-row>
        <table:table-row table:style-name="ro1">
          <table:table-cell office:value-type="string" calcext:value-type="string">
            <text:p>May-98</text:p>
          </table:table-cell>
          <table:table-cell office:value-type="float" office:value="1220" calcext:value-type="float">
            <text:p>1220</text:p>
          </table:table-cell>
          <table:table-cell table:formula="of:=[.B5]*[.$B$22]+(1-[.$B$22])*[.C5]" office:value-type="float" office:value="1254.93228113892" calcext:value-type="float">
            <text:p>1254,93228113892</text:p>
          </table:table-cell>
          <table:table-cell table:formula="of:=ABS([.B6]-[.C6])" office:value-type="float" office:value="34.9322811389165" calcext:value-type="float">
            <text:p>34,9322811389165</text:p>
          </table:table-cell>
          <table:table-cell table:formula="of:=POWER([.B6]-[.C6];2)" office:value-type="float" office:value="1220.26426556831" calcext:value-type="float">
            <text:p>1220,26426556831</text:p>
          </table:table-cell>
          <table:table-cell table:formula="of:=ABS(([.B6]-[.C6])/[.B6])" office:value-type="float" office:value="0.0286330173269808" calcext:value-type="float">
            <text:p>0,0286330173269808</text:p>
          </table:table-cell>
        </table:table-row>
        <table:table-row table:style-name="ro1">
          <table:table-cell office:value-type="string" calcext:value-type="string">
            <text:p>Jun-98</text:p>
          </table:table-cell>
          <table:table-cell office:value-type="float" office:value="1290" calcext:value-type="float">
            <text:p>1290</text:p>
          </table:table-cell>
          <table:table-cell table:formula="of:=[.B6]*[.$B$22]+(1-[.$B$22])*[.C6]" office:value-type="float" office:value="1230.72354841348" calcext:value-type="float">
            <text:p>1230,72354841348</text:p>
          </table:table-cell>
          <table:table-cell table:formula="of:=ABS([.B7]-[.C7])" office:value-type="float" office:value="59.276451586519" calcext:value-type="float">
            <text:p>59,276451586519</text:p>
          </table:table-cell>
          <table:table-cell table:formula="of:=POWER([.B7]-[.C7];2)" office:value-type="float" office:value="3513.69771268893" calcext:value-type="float">
            <text:p>3513,69771268893</text:p>
          </table:table-cell>
          <table:table-cell table:formula="of:=ABS(([.B7]-[.C7])/[.B7])" office:value-type="float" office:value="0.0459507376639682" calcext:value-type="float">
            <text:p>0,0459507376639682</text:p>
          </table:table-cell>
        </table:table-row>
        <table:table-row table:style-name="ro1">
          <table:table-cell office:value-type="string" calcext:value-type="string">
            <text:p>Jul-98</text:p>
          </table:table-cell>
          <table:table-cell office:value-type="float" office:value="1243" calcext:value-type="float">
            <text:p>1243</text:p>
          </table:table-cell>
          <table:table-cell table:formula="of:=[.B7]*[.$B$22]+(1-[.$B$22])*[.C7]" office:value-type="float" office:value="1271.80325253196" calcext:value-type="float">
            <text:p>1271,80325253196</text:p>
          </table:table-cell>
          <table:table-cell table:formula="of:=ABS([.B8]-[.C8])" office:value-type="float" office:value="28.8032525319609" calcext:value-type="float">
            <text:p>28,8032525319609</text:p>
          </table:table-cell>
          <table:table-cell table:formula="of:=POWER([.B8]-[.C8];2)" office:value-type="float" office:value="829.627356419911" calcext:value-type="float">
            <text:p>829,627356419911</text:p>
          </table:table-cell>
          <table:table-cell table:formula="of:=ABS(([.B8]-[.C8])/[.B8])" office:value-type="float" office:value="0.0231723672823499" calcext:value-type="float">
            <text:p>0,0231723672823499</text:p>
          </table:table-cell>
        </table:table-row>
        <table:table-row table:style-name="ro1">
          <table:table-cell office:value-type="string" calcext:value-type="string">
            <text:p>Aug-98</text:p>
          </table:table-cell>
          <table:table-cell office:value-type="float" office:value="1203" calcext:value-type="float">
            <text:p>1203</text:p>
          </table:table-cell>
          <table:table-cell table:formula="of:=[.B8]*[.$B$22]+(1-[.$B$22])*[.C8]" office:value-type="float" office:value="1251.84205276386" calcext:value-type="float">
            <text:p>1251,84205276386</text:p>
          </table:table-cell>
          <table:table-cell table:formula="of:=ABS([.B9]-[.C9])" office:value-type="float" office:value="48.8420527638575" calcext:value-type="float">
            <text:p>48,8420527638575</text:p>
          </table:table-cell>
          <table:table-cell table:formula="of:=POWER([.B9]-[.C9];2)" office:value-type="float" office:value="2385.54611818744" calcext:value-type="float">
            <text:p>2385,54611818744</text:p>
          </table:table-cell>
          <table:table-cell table:formula="of:=ABS(([.B9]-[.C9])/[.B9])" office:value-type="float" office:value="0.0406002101112698" calcext:value-type="float">
            <text:p>0,0406002101112698</text:p>
          </table:table-cell>
        </table:table-row>
        <table:table-row table:style-name="ro1">
          <table:table-cell office:value-type="string" calcext:value-type="string">
            <text:p>se-98</text:p>
          </table:table-cell>
          <table:table-cell office:value-type="float" office:value="1390" calcext:value-type="float">
            <text:p>1390</text:p>
          </table:table-cell>
          <table:table-cell table:formula="of:=[.B9]*[.$B$22]+(1-[.$B$22])*[.C9]" office:value-type="float" office:value="1217.99358474026" calcext:value-type="float">
            <text:p>1217,99358474026</text:p>
          </table:table-cell>
          <table:table-cell table:formula="of:=ABS([.B10]-[.C10])" office:value-type="float" office:value="172.006415259737" calcext:value-type="float">
            <text:p>172,006415259737</text:p>
          </table:table-cell>
          <table:table-cell table:formula="of:=POWER([.B10]-[.C10];2)" office:value-type="float" office:value="29586.2068905052" calcext:value-type="float">
            <text:p>29586,2068905052</text:p>
          </table:table-cell>
          <table:table-cell table:formula="of:=ABS(([.B10]-[.C10])/[.B10])" office:value-type="float" office:value="0.12374562248902" calcext:value-type="float">
            <text:p>0,12374562248902</text:p>
          </table:table-cell>
        </table:table-row>
        <table:table-row table:style-name="ro1">
          <table:table-cell office:value-type="string" calcext:value-type="string">
            <text:p>Oct-98</text:p>
          </table:table-cell>
          <table:table-cell office:value-type="float" office:value="1360" calcext:value-type="float">
            <text:p>1360</text:p>
          </table:table-cell>
          <table:table-cell table:formula="of:=[.B10]*[.$B$22]+(1-[.$B$22])*[.C10]" office:value-type="float" office:value="1337.19728968939" calcext:value-type="float">
            <text:p>1337,19728968939</text:p>
          </table:table-cell>
          <table:table-cell table:formula="of:=ABS([.B11]-[.C11])" office:value-type="float" office:value="22.8027103106137" calcext:value-type="float">
            <text:p>22,8027103106137</text:p>
          </table:table-cell>
          <table:table-cell table:formula="of:=POWER([.B11]-[.C11];2)" office:value-type="float" office:value="519.96359750977" calcext:value-type="float">
            <text:p>519,96359750977</text:p>
          </table:table-cell>
          <table:table-cell table:formula="of:=ABS(([.B11]-[.C11])/[.B11])" office:value-type="float" office:value="0.0167666987578042" calcext:value-type="float">
            <text:p>0,0167666987578042</text:p>
          </table:table-cell>
        </table:table-row>
        <table:table-row table:style-name="ro1">
          <table:table-cell office:value-type="string" calcext:value-type="string">
            <text:p>Nov-98</text:p>
          </table:table-cell>
          <table:table-cell office:value-type="float" office:value="1353" calcext:value-type="float">
            <text:p>1353</text:p>
          </table:table-cell>
          <table:table-cell table:formula="of:=[.B11]*[.$B$22]+(1-[.$B$22])*[.C11]" office:value-type="float" office:value="1352.99999999994" calcext:value-type="float">
            <text:p>1352,99999999994</text:p>
          </table:table-cell>
          <table:table-cell table:formula="of:=ABS([.B12]-[.C12])" office:value-type="float" office:value="0.00000000005820766091" calcext:value-type="float">
            <text:p>5,82076609134674E-11</text:p>
          </table:table-cell>
          <table:table-cell table:formula="of:=POWER([.B12]-[.C12];2)" office:value-type="float" office:value="3.3881317890172E-021" calcext:value-type="float">
            <text:p>3,3881317890172E-21</text:p>
          </table:table-cell>
          <table:table-cell table:formula="of:=ABS(([.B12]-[.C12])/[.B12])" office:value-type="float" office:value="0.00000000000004302118" calcext:value-type="float">
            <text:p>4,30211832324223E-14</text:p>
          </table:table-cell>
        </table:table-row>
        <table:table-row table:style-name="ro1">
          <table:table-cell office:value-type="string" calcext:value-type="string">
            <text:p>Dec-98</text:p>
          </table:table-cell>
          <table:table-cell office:value-type="float" office:value="1343" calcext:value-type="float">
            <text:p>1343</text:p>
          </table:table-cell>
          <table:table-cell table:formula="of:=[.B12]*[.$B$22]+(1-[.$B$22])*[.C12]" office:value-type="float" office:value="1352.99999999998" calcext:value-type="float">
            <text:p>1352,99999999998</text:p>
          </table:table-cell>
          <table:table-cell table:formula="of:=ABS([.B13]-[.C13])" office:value-type="float" office:value="9.99999999998227" calcext:value-type="float">
            <text:p>9,99999999998227</text:p>
          </table:table-cell>
          <table:table-cell table:formula="of:=POWER([.B13]-[.C13];2)" office:value-type="float" office:value="99.9999999996453" calcext:value-type="float">
            <text:p>99,9999999996453</text:p>
          </table:table-cell>
          <table:table-cell table:formula="of:=ABS(([.B13]-[.C13])/[.B13])" office:value-type="float" office:value="0.00744601638122283" calcext:value-type="float">
            <text:p>0,00744601638122283</text:p>
          </table:table-cell>
        </table:table-row>
        <table:table-row table:style-name="ro1">
          <table:table-cell office:value-type="string" calcext:value-type="string">
            <text:p>Jan-99</text:p>
          </table:table-cell>
          <table:table-cell office:value-type="float" office:value="1364" calcext:value-type="float">
            <text:p>1364</text:p>
          </table:table-cell>
          <table:table-cell table:formula="of:=[.B13]*[.$B$22]+(1-[.$B$22])*[.C13]" office:value-type="float" office:value="1346.06981052019" calcext:value-type="float">
            <text:p>1346,06981052019</text:p>
          </table:table-cell>
          <table:table-cell table:formula="of:=ABS([.B14]-[.C14])" office:value-type="float" office:value="17.9301894798059" calcext:value-type="float">
            <text:p>17,9301894798059</text:p>
          </table:table-cell>
          <table:table-cell table:formula="of:=POWER([.B14]-[.C14];2)" office:value-type="float" office:value="321.491694781742" calcext:value-type="float">
            <text:p>321,491694781742</text:p>
          </table:table-cell>
          <table:table-cell table:formula="of:=ABS(([.B14]-[.C14])/[.B14])" office:value-type="float" office:value="0.0131453002051363" calcext:value-type="float">
            <text:p>0,0131453002051363</text:p>
          </table:table-cell>
        </table:table-row>
        <table:table-row table:style-name="ro1">
          <table:table-cell office:value-type="string" calcext:value-type="string">
            <text:p>Fev-99</text:p>
          </table:table-cell>
          <table:table-cell office:value-type="float" office:value="1330" calcext:value-type="float">
            <text:p>1330</text:p>
          </table:table-cell>
          <table:table-cell table:formula="of:=[.B14]*[.$B$22]+(1-[.$B$22])*[.C14]" office:value-type="float" office:value="1358.49577157057" calcext:value-type="float">
            <text:p>1358,49577157057</text:p>
          </table:table-cell>
          <table:table-cell table:formula="of:=ABS([.B15]-[.C15])" office:value-type="float" office:value="28.4957715705723" calcext:value-type="float">
            <text:p>28,4957715705723</text:p>
          </table:table-cell>
          <table:table-cell table:formula="of:=POWER([.B15]-[.C15];2)" office:value-type="float" office:value="812.008997402236" calcext:value-type="float">
            <text:p>812,008997402236</text:p>
          </table:table-cell>
          <table:table-cell table:formula="of:=ABS(([.B15]-[.C15])/[.B15])" office:value-type="float" office:value="0.021425392158325" calcext:value-type="float">
            <text:p>0,021425392158325</text:p>
          </table:table-cell>
        </table:table-row>
        <table:table-row table:style-name="ro1">
          <table:table-cell office:value-type="string" calcext:value-type="string">
            <text:p>Mar-99</text:p>
          </table:table-cell>
          <table:table-cell office:value-type="float" office:value="1377" calcext:value-type="float">
            <text:p>1377</text:p>
          </table:table-cell>
          <table:table-cell table:formula="of:=[.B15]*[.$B$22]+(1-[.$B$22])*[.C15]" office:value-type="float" office:value="1338.74766193485" calcext:value-type="float">
            <text:p>1338,74766193485</text:p>
          </table:table-cell>
          <table:table-cell table:formula="of:=ABS([.B16]-[.C16])" office:value-type="float" office:value="38.2523380651457" calcext:value-type="float">
            <text:p>38,2523380651457</text:p>
          </table:table-cell>
          <table:table-cell table:formula="of:=POWER([.B16]-[.C16];2)" office:value-type="float" office:value="1463.2413674502" calcext:value-type="float">
            <text:p>1463,2413674502</text:p>
          </table:table-cell>
          <table:table-cell table:formula="of:=ABS(([.B16]-[.C16])/[.B16])" office:value-type="float" office:value="0.0277794757190601" calcext:value-type="float">
            <text:p>0,0277794757190601</text:p>
          </table:table-cell>
        </table:table-row>
        <table:table-row table:style-name="ro1">
          <table:table-cell office:value-type="string" calcext:value-type="string">
            <text:p>April-99</text:p>
          </table:table-cell>
          <table:table-cell office:value-type="float" office:value="1332" calcext:value-type="float">
            <text:p>1332</text:p>
          </table:table-cell>
          <table:table-cell table:formula="of:=[.B16]*[.$B$22]+(1-[.$B$22])*[.C16]" office:value-type="float" office:value="1365.25725701854" calcext:value-type="float">
            <text:p>1365,25725701854</text:p>
          </table:table-cell>
          <table:table-cell table:formula="of:=ABS([.B17]-[.C17])" office:value-type="float" office:value="33.2572570185389" calcext:value-type="float">
            <text:p>33,2572570185389</text:p>
          </table:table-cell>
          <table:table-cell table:formula="of:=POWER([.B17]-[.C17];2)" office:value-type="float" office:value="1106.04514439715" calcext:value-type="float">
            <text:p>1106,04514439715</text:p>
          </table:table-cell>
          <table:table-cell table:formula="of:=ABS(([.B17]-[.C17])/[.B17])" office:value-type="float" office:value="0.0249679106745787" calcext:value-type="float">
            <text:p>0,024967910674578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SUM([.D2:.D17])/16" office:value-type="float" office:value="41.7025790698853" calcext:value-type="float">
            <text:p>41,7025790698853</text:p>
          </table:table-cell>
          <table:table-cell table:formula="of:=SUM([.E2:.E17])/16" office:value-type="float" office:value="3329.0855083575" calcext:value-type="float">
            <text:p>3329,0855083575</text:p>
          </table:table-cell>
          <table:table-cell table:formula="of:=SUM([.F2:.F17])/16" office:value-type="float" office:value="0.0321290542741015" calcext:value-type="float">
            <text:p>0,03212905427410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693018947980055" calcext:value-type="float">
            <text:p>0,6930189479800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17:46.904130990</meta:creation-date>
    <dc:date>2023-09-13T18:39:12.850789420</dc:date>
    <meta:editing-duration>PT3H20M4S</meta:editing-duration>
    <meta:editing-cycles>2</meta:editing-cycles>
    <meta:generator>LibreOffice/7.3.7.2$Linux_X86_64 LibreOffice_project/30$Build-2</meta:generator>
    <meta:document-statistic meta:table-count="1" meta:cell-count="1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3.955cm" style:legend-expansion="high" chart:style-name="ch2"/>
        <chart:plot-area chart:style-name="ch3" table:cell-range-address="Feuille1.B1:Feuille1.C17" chart:data-source-has-labels="row" svg:x="0.319cm" svg:y="0.18cm" svg:width="13.037cm" svg:height="8.646cm">
          <chart:coordinate-region svg:x="1.311cm" svg:y="0.379cm" svg:width="11.85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7" chart:label-cell-address="Feuille1.B1:Feuille1.B1" chart:class="chart:line">
            <chart:data-point chart:repeated="16"/>
          </chart:series>
          <chart:series chart:style-name="ch7" chart:values-cell-range-address="Feuille1.C2:Feuille1.C17" chart:label-cell-address="Feuille1.C1:Feuille1.C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Feuille1.B1:Feuille1.B1</svg:desc>
                </draw:g>
              </table:table-cell>
              <table:table-cell office:value-type="string">
                <text:p>Xchap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3">
                <text:p>1293</text:p>
                <draw:g>
                  <svg:desc>Feuille1.B2:Feuille1.B17</svg:desc>
                </draw:g>
              </table:table-cell>
              <table:table-cell office:value-type="float" office:value="1293">
                <text:p>1293</text:p>
                <draw:g>
                  <svg:desc>Feuille1.C2:Feuille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9">
                <text:p>12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5">
                <text:p>1205</text:p>
              </table:table-cell>
              <table:table-cell office:value-type="float" office:value="1234.78640836968">
                <text:p>1234.78640836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">
                <text:p>1273</text:p>
              </table:table-cell>
              <table:table-cell office:value-type="float" office:value="1214.14386297722">
                <text:p>1214.14386297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0">
                <text:p>1220</text:p>
              </table:table-cell>
              <table:table-cell office:value-type="float" office:value="1254.93228113892">
                <text:p>1254.93228113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0">
                <text:p>1290</text:p>
              </table:table-cell>
              <table:table-cell office:value-type="float" office:value="1230.72354841348">
                <text:p>1230.72354841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3">
                <text:p>1243</text:p>
              </table:table-cell>
              <table:table-cell office:value-type="float" office:value="1271.80325253196">
                <text:p>1271.80325253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3">
                <text:p>1203</text:p>
              </table:table-cell>
              <table:table-cell office:value-type="float" office:value="1251.84205276386">
                <text:p>1251.84205276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0">
                <text:p>1390</text:p>
              </table:table-cell>
              <table:table-cell office:value-type="float" office:value="1217.99358474026">
                <text:p>1217.99358474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0">
                <text:p>1360</text:p>
              </table:table-cell>
              <table:table-cell office:value-type="float" office:value="1337.19728968939">
                <text:p>1337.19728968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3">
                <text:p>1353</text:p>
              </table:table-cell>
              <table:table-cell office:value-type="float" office:value="1352.99999999994">
                <text:p>1352.99999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">
                <text:p>1343</text:p>
              </table:table-cell>
              <table:table-cell office:value-type="float" office:value="1352.99999999998">
                <text:p>1352.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4">
                <text:p>1364</text:p>
              </table:table-cell>
              <table:table-cell office:value-type="float" office:value="1346.06981052019">
                <text:p>1346.06981052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0">
                <text:p>1330</text:p>
              </table:table-cell>
              <table:table-cell office:value-type="float" office:value="1358.49577157057">
                <text:p>1358.49577157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7">
                <text:p>1377</text:p>
              </table:table-cell>
              <table:table-cell office:value-type="float" office:value="1338.74766193485">
                <text:p>1338.7476619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2">
                <text:p>1332</text:p>
              </table:table-cell>
              <table:table-cell office:value-type="float" office:value="1365.25725701854">
                <text:p>1365.25725701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